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ubtitle">
      <style:paragraph-properties fo:line-height="115%" fo:break-before="auto" fo:break-after="auto" style:writing-mode="lr-tb"/>
    </style:style>
    <style:style style:name="P3" style:family="paragraph" style:parent-style-name="Heading_20_1">
      <style:paragraph-properties fo:line-height="115%" fo:break-before="auto" fo:break-after="auto" style:writing-mode="lr-tb"/>
    </style:style>
    <style:style style:name="P4" style:family="paragraph" style:parent-style-name="Heading_20_2">
      <style:paragraph-properties fo:line-height="115%" fo:break-before="auto" fo:break-after="auto" style:writing-mode="lr-tb"/>
    </style:style>
    <style:style style:name="P5" style:family="paragraph" style:parent-style-name="Heading_20_3">
      <style:paragraph-properties fo:line-height="115%" fo:break-before="auto" fo:break-after="auto" style:writing-mode="lr-tb"/>
    </style:style>
    <style:style style:name="P6" style:family="paragraph" style:parent-style-name="Title">
      <style:paragraph-properties fo:line-height="115%" fo:break-before="auto" fo:break-after="auto" style:writing-mode="lr-tb"/>
    </style:style>
    <style:style style:name="P7"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text:bookmark text:name="h.9hbf97vdatia"/><text:span text:style-name="T2">Kravspecifikation -<text:line-break/></text:span><text:span text:style-name="T3">Småföretagsanpassat WordPresstema</text:span> </text:p>
      <text:h text:style-name="P4" text:outline-level="10"><text:bookmark text:name="h.2u43ko2w7mce"/>Referenser</text:h>
      <text:h text:style-name="P5" text:outline-level="10"><text:bookmark text:name="h.gmtujwgle0ii"/><text:a xlink:type="simple" xlink:href="https://docs.google.com/document/d/1-e94pXMZaubcHOX6fH4qS6CoS2Z_mZrHuOiI7m5Ezcw/edit">Vision</text:a><text:a xlink:type="simple" xlink:href="https://docs.google.com/document/d/1-e94pXMZaubcHOX6fH4qS6CoS2Z_mZrHuOiI7m5Ezcw/edit"> </text:a><text:a xlink:type="simple" xlink:href="https://docs.google.com/document/d/1-e94pXMZaubcHOX6fH4qS6CoS2Z_mZrHuOiI7m5Ezcw/edit">S</text:a><text:span text:style-name="T1">måföretagsanpassat WordPresstema</text:span></text:h>
      <text:p text:style-name="P1">Här beskrivs bakgrund, användargrupper och baskrav.</text:p>
      <text:h text:style-name="P5" text:outline-level="10"><text:bookmark text:name="h.h3ack38lxhif"/><text:a xlink:type="simple" xlink:href="https://docs.google.com/spreadsheet/ccc?key=0Am1Tw6ck2sxndGpNZGpfemJaX0w3UmwxUlZ2X2F4cXc"><text:span text:style-name="T1">Krav</text:span></text:a></text:h>
      <text:p text:style-name="P1">Kraven ordnade i prioritetsordning med status och referenser</text:p>
      <text:p text:style-name="P2"><text:bookmark text:name="h.5zwd0613927x"/>Aktörer</text:p>
      <text:h text:style-name="P4" text:outline-level="10"><text:bookmark text:name="h.v4hcg25bma5z"/>Primära Aktörer</text:h>
      <text:h text:style-name="P5" text:outline-level="10"><text:bookmark text:name="h.cca0y3l79rq9"/>1 Kund</text:h>
      <text:p text:style-name="P1">Vill tryggt och enkelt kunna returnera köpta varor. Vill få kontinuerlig information om gjorda returer och deras status. Vill känna trygghet att varor går enkelt att returnera vid köp. Vill snabbt få kontakt med support om det finns några frågor eller oklarheter.</text:p>
      <text:h text:style-name="P5" text:outline-level="10"><text:bookmark text:name="h.yem8uppg9hur"/>2 Support</text:h>
      <text:p text:style-name="P1">Vill undvika onödiga frågor. Vill kunna följa en kunds retur och snabbt ingripa om något är fel.</text:p>
      <text:h text:style-name="P5" text:outline-level="10"><text:bookmark text:name="h.zd34s53z6uqu"/>3 Returhanterare</text:h>
      <text:p text:style-name="P1">Vill enkelt kunna kontrollera gjorda returer och uppdatera returens status samt kunna hantera felaktiga returer.</text:p>
      <text:h text:style-name="P5" text:outline-level="10"><text:bookmark text:name="h.s4ud6u238v9e"/>4 Inköpare</text:h>
      <text:p text:style-name="P1">Vill kunna få ut bra rapporter över returnerade varor och kostnad för support och returer vs inköpspris och försäljningspris för att kunna påverka leverantörernas prissättning.</text:p>
      <text:h text:style-name="P5" text:outline-level="10"><text:bookmark text:name="h.t6nl9yji9kuf"/>5 Tekniker</text:h>
      <text:p text:style-name="P1">Vill enkelt kunna felsöka garantiärenden och veta varför en produkt returnerats. Vill helst inte prata med slutkund.</text:p>
      <text:h text:style-name="P4" text:outline-level="10"><text:bookmark text:name="h.nhaazms8popg"/><text:soft-page-break/>Stödjande Aktörer</text:h>
      <text:h text:style-name="P5" text:outline-level="10"><text:bookmark text:name="h.ri9cu8ifi9ff"/>Order/Lager/Fakturering</text:h>
      <text:p text:style-name="P1">Befintligt system som behöver användas och uppdateras vid retur.</text:p>
      <text:h text:style-name="P5" text:outline-level="10"><text:bookmark text:name="h.3imlmlsmypad"/>Webbshop</text:h>
      <text:p text:style-name="P1">Befintligt system som hanterar kundernas konton och inloggning.</text:p>
      <text:h text:style-name="P4" text:outline-level="10"><text:bookmark text:name="h.hrjiqqxg4bu"/>Offstage Aktörer</text:h>
      <text:h text:style-name="P5" text:outline-level="10"><text:bookmark text:name="h.9se84fsuf4cm"/>Webbmaster</text:h>
      <text:p text:style-name="P1">Vill att RetSys skall ha ett liknande gränssnitt och flöde som den befintliga webbshoppen för att kunderna skall känna sig trygga.</text:p>
      <text:h text:style-name="P5" text:outline-level="10"><text:bookmark text:name="h.mixb1cpwmrfi"/>Supportsystem</text:h>
      <text:p text:style-name="P1">Supportpersonalen använder i dagsläget ett befintligt system som de ogillar och tycker är krångligt och långsamt. Detta skall tas i beaktande och liknande konstruktioner skall om möjligt undvikas för supportpersonalen i RetSys.</text:p>
      <text:p text:style-name="P2"><text:bookmark text:name="h.1hu0qst5bo2j"/>Funktionella Krav<text:bookmark text:name="id.cg7p5ld4glcr"/></text:p>
      <text:h text:style-name="P5" text:outline-level="10"><text:bookmark text:name="h.tn27xxw8i1ag"/>F1 Inloggning via webbshop</text:h>
      <text:p text:style-name="P1">Kunder skall logga in via den befintliga webbshoppen för att kunna göra en retur.</text:p>
      <text:h text:style-name="P3" text:outline-level="10"><text:bookmark text:name="h.26nr5xk0tzzy"/>Användningsfall</text:h>
      <text:h text:style-name="P4" text:outline-level="10"><text:bookmark text:name="h.8c4k921ydxr0"/>1 Kund</text:h>
      <text:p text:style-name="P1"><text:a xlink:type="simple" xlink:href="https://docs.google.com/document/d/1kghGhxnfJfTJy0a5XKND_J4SzOxsHpNTAh-y_2Mh7Ew/edit"><text:span text:style-name="T1">AF</text:span></text:a><text:a xlink:type="simple" xlink:href="https://docs.google.com/document/d/1kghGhxnfJfTJy0a5XKND_J4SzOxsHpNTAh-y_2Mh7Ew/edit"><text:span text:style-name="T1">1.1 </text:span></text:a><text:a xlink:type="simple" xlink:href="https://docs.google.com/document/d/1kghGhxnfJfTJy0a5XKND_J4SzOxsHpNTAh-y_2Mh7Ew/edit"><text:span text:style-name="T1">Returnera</text:span></text:a><text:a xlink:type="simple" xlink:href="https://docs.google.com/document/d/1kghGhxnfJfTJy0a5XKND_J4SzOxsHpNTAh-y_2Mh7Ew/edit"><text:span text:style-name="T1"> </text:span></text:a><text:a xlink:type="simple" xlink:href="https://docs.google.com/document/d/1kghGhxnfJfTJy0a5XKND_J4SzOxsHpNTAh-y_2Mh7Ew/edit"><text:span text:style-name="T1">Vara</text:span></text:a></text:p>
      <text:p text:style-name="P1">AF1.2 Kontakta Support gällande Retur</text:p>
      <text:p text:style-name="P1">AF1.3 Kontrollera Returstatus </text:p>
      <text:h text:style-name="P4" text:outline-level="10"><text:bookmark text:name="h.hij5b3x1akxz"/>2 Support</text:h>
      <text:p text:style-name="P1">AF 2.1 Hantera Returärende </text:p>
      <text:h text:style-name="P4" text:outline-level="10"><text:bookmark text:name="h.q4tnj57u1fxd"/>3 Returhanterare</text:h>
      <text:p text:style-name="P1">AF 3.1 Felanmäla Retur</text:p>
      <text:p text:style-name="P1">AF 3.2 Läs Retur</text:p>
      <text:p text:style-name="P1">AF 3.3 Uppdatera Returstatus</text:p>
      <text:p text:style-name="P1"><text:soft-page-break/>AF 3.4 Lista Returer</text:p>
      <text:h text:style-name="P4" text:outline-level="10"><text:bookmark text:name="h.txqxynj4exrn"/>4 Inköpare</text:h>
      <text:p text:style-name="P1">AF 4.1 Generera returrapport</text:p>
      <text:h text:style-name="P4" text:outline-level="10"><text:bookmark text:name="h.eeri8luw74fj"/>5 Tekniker</text:h>
      <text:p text:style-name="P1">AF 5.2 Läs Retur</text:p>
      <text:p text:style-name="P2"><text:bookmark text:name="h.7qrwda2e8ild"/>Ickefunktionella Krav</text:p>
      <text:h text:style-name="P4" text:outline-level="10"><text:bookmark text:name="h.n0ssbtowbyk"/>Projektkrav</text:h>
      <text:h text:style-name="P4" text:outline-level="10"><text:bookmark text:name="h.a2drozhnbotv"/>Begränsningar</text:h>
      <text:h text:style-name="P5" text:outline-level="10"><text:bookmark text:name="h.ijweucmrbk9w"/>B1 Implementation</text:h>
      <text:p text:style-name="P1">RetSys skall implementeras i ASP.NET MVC 3</text:p>
      <text:h text:style-name="P5" text:outline-level="10"><text:bookmark text:name="h.4w9wz33fp3om"/>B2 Befintlig kunddatabas</text:h>
      <text:p text:style-name="P1">RetSys skall använda en befintlig kunddatabas</text:p>
      <text:h text:style-name="P5" text:outline-level="10"><text:bookmark text:name="h.rdor20r7lj7f"/>B3 Integration i Webbshop</text:h>
      <text:p text:style-name="P1">RetSys Kund-relaterade funktioner skall integreras i befintlig webbshop</text:p>
      <text:h text:style-name="P3" text:outline-level="10"><text:bookmark text:name="h.syeocx1o0ruu"/>Kvalitetskrav</text:h>
      <text:h text:style-name="P4" text:outline-level="10">Användbarhet</text:h>
      <text:h text:style-name="P5" text:outline-level="10"><text:bookmark text:name="h.pizmrid7zfo0"/>Anv 1 Grafisk Utformning</text:h>
      <text:p text:style-name="P1">RetSys skall grafiskt utformas som den befintliga webbshoppen i fråga om färg och form. En kund skall inte se eller känna någon skillnad jämfört med webbshoppen när den gör en retur.</text:p>
      <text:h text:style-name="P4" text:outline-level="10"><text:bookmark text:name="h.i5ihpsyabxqk"/>Tillgänglighet</text:h>
      <text:h text:style-name="P4" text:outline-level="10">Stödbarhet</text:h>
      <text:h text:style-name="P4" text:outline-level="10">Prestanda</text:h>
      <text:h text:style-name="P4" text:outline-level="10"><text:soft-page-break/>Säkerhet</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meta:editing-cycles>
    <dc:date>2013-12-11T14:39:43</dc:date>
    <meta:editing-duration>PT2M52S</meta:editing-duration>
    <meta:document-statistic meta:table-count="0" meta:image-count="0" meta:object-count="0" meta:page-count="4" meta:paragraph-count="64" meta:word-count="375" meta:character-count="2601"/>
  </office:meta>
</office:document-meta>
</file>